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4" style:family="paragraph" style:parent-style-name="Standard">
      <style:text-properties fo:font-weight="normal" officeooo:rsid="00145b92" officeooo:paragraph-rsid="00145b92" style:font-weight-asian="normal" style:font-weight-complex="normal"/>
    </style:style>
    <style:style style:name="P5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6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7" style:family="paragraph" style:parent-style-name="Standard">
      <style:text-properties fo:font-weight="bold" officeooo:rsid="0012d15e" officeooo:paragraph-rsid="00194b75" style:font-weight-asian="bold" style:font-weight-complex="bold"/>
    </style:style>
    <style:style style:name="P8" style:family="paragraph" style:parent-style-name="Standard">
      <style:text-properties fo:font-weight="bold" officeooo:rsid="0012d15e" officeooo:paragraph-rsid="0018584d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18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19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20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21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2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24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25" style:family="paragraph" style:parent-style-name="Standard">
      <style:text-properties fo:color="#000000" loext:opacity="100%" fo:font-weight="bold" officeooo:rsid="00180c6b" officeooo:paragraph-rsid="001b1d82" style:font-weight-asian="bold" style:font-weight-complex="bold"/>
    </style:style>
    <style:style style:name="P26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27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28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29" style:family="paragraph" style:parent-style-name="Standard">
      <style:text-properties fo:color="#000000" loext:opacity="100%" fo:font-weight="bold" officeooo:rsid="0018584d" officeooo:paragraph-rsid="0018584d" style:font-weight-asian="bold" style:font-weight-complex="bold"/>
    </style:style>
    <style:style style:name="P30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d6018" style:font-weight-asian="normal" style:font-weight-complex="normal"/>
    </style:style>
    <style:style style:name="T11" style:family="text">
      <style:text-properties fo:font-weight="normal" officeooo:rsid="001eb397" style:font-weight-asian="normal" style:font-weight-complex="normal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407bf"/>
    </style:style>
    <style:style style:name="T16" style:family="text">
      <style:text-properties officeooo:rsid="00145b92"/>
    </style:style>
    <style:style style:name="T17" style:family="text">
      <style:text-properties officeooo:rsid="0012d15e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2d15e" style:font-weight-asian="normal" style:font-weight-complex="normal"/>
    </style:style>
    <style:style style:name="T21" style:family="text">
      <style:text-properties style:text-underline-style="none" fo:font-weight="normal" officeooo:rsid="001eb397" style:font-weight-asian="normal" style:font-weight-complex="normal"/>
    </style:style>
    <style:style style:name="T22" style:family="text">
      <style:text-properties style:text-underline-style="none" fo:font-weight="normal" officeooo:rsid="001fbd5e" style:font-weight-asian="normal" style:font-weight-complex="normal"/>
    </style:style>
    <style:style style:name="T23" style:family="text">
      <style:text-properties style:text-underline-style="none" officeooo:rsid="001fbd5e"/>
    </style:style>
    <style:style style:name="T24" style:family="text">
      <style:text-properties officeooo:rsid="00194b75"/>
    </style:style>
    <style:style style:name="T25" style:family="text">
      <style:text-properties officeooo:rsid="001b1d82"/>
    </style:style>
    <style:style style:name="T26" style:family="text">
      <style:text-properties fo:color="#000000" loext:opacity="100%" fo:font-weight="normal" officeooo:rsid="001fbd5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 A TABLAS DE CASAS COLONIAS</text:p>
      <text:p text:style-name="P1"/>
      <text:p text:style-name="P1"/>
      <text:p text:style-name="P2">Cliente: <text:span text:style-name="T1">(nombre, apellidos, contraseña, n</text:span><text:span text:style-name="T3">um_</text:span><text:span text:style-name="T1">tarjeta,</text:span></text:p>
      <text:p text:style-name="P3">domicilio, email, có<text:span text:style-name="T18">digo_postal, fecha_nacimiento)</text:span></text:p>
      <text:p text:style-name="P15"><text:span text:style-name="T18">C.P:</text:span><text:span text:style-name="T19"> </text:span><text:span text:style-name="T20">id_cliente</text:span></text:p>
      <text:p text:style-name="P15"><text:span text:style-name="T18">C.Aj:</text:span></text:p>
      <text:p text:style-name="P16">V.N.N:<text:span text:style-name="T1">nombre,apellidos, </text:span><text:span text:style-name="T2">contraseña, email </text:span><text:span text:style-name="T1">y fecha_nacimiento</text:span></text:p>
      <text:p text:style-name="P16"><text:span text:style-name="T25">C.Alt: </text:span><text:span text:style-name="T7">email</text:span></text:p>
      <text:p text:style-name="P8"><text:span text:style-name="T13"/></text:p>
      <text:p text:style-name="P28">Alquila<text:span text:style-name="T1">:(cobrado,facturado,valoración)</text:span></text:p>
      <text:p text:style-name="P17"><text:span text:style-name="T18">C.P:</text:span><text:span text:style-name="T19"> </text:span><text:span text:style-name="T20">id_</text:span><text:span text:style-name="T21">C</text:span><text:span text:style-name="T20">liente </text:span><text:span text:style-name="T21">y </text:span><text:span text:style-name="T22">id</text:span><text:span text:style-name="T21">_</text:span><text:span text:style-name="T22">contenVisua</text:span></text:p>
      <text:p text:style-name="P18"><text:span text:style-name="T18">C.Aj:</text:span><text:span text:style-name="T21">id_Cliente → Cliente(id_cliente) y </text:span><text:span text:style-name="T22">id</text:span><text:span text:style-name="T21">_</text:span><text:span text:style-name="T22">contentVisua</text:span><text:span text:style-name="T21">→ </text:span><text:span text:style-name="T22">id(Contenido</text:span></text:p>
      <text:p text:style-name="P18"><text:span text:style-name="T22">Visual)</text:span></text:p>
      <text:p text:style-name="P21"><text:span text:style-name="T23">V.</text:span><text:span text:style-name="T18">N.N: </text:span><text:span text:style-name="T19">cobrado y factura</text:span></text:p>
      <text:p text:style-name="P30"/>
      <text:p text:style-name="P2">Factura: <text:span text:style-name="T1">( importe_base, </text:span><text:span text:style-name="T3">importe_con_iva</text:span><text:span text:style-name="T1">, fecha,</text:span><text:span text:style-name="T11">id_Cliente</text:span><text:span text:style-name="T1">) </text:span><text:span text:style-name="T13">Modificable</text:span></text:p>
      <text:p text:style-name="P7"><text:span text:style-name="T13">Modificable</text:span></text:p>
      <text:p text:style-name="P14">C.P: <text:span text:style-name="T2">numero_factura</text:span></text:p>
      <text:p text:style-name="P11">C.Aj<text:span text:style-name="T1">: </text:span><text:span text:style-name="T11">id_Cliente → Cliente(id_cliente)</text:span></text:p>
      <text:p text:style-name="P11"><text:span text:style-name="T24">V.N.N:</text:span><text:span text:style-name="T11">id_Cliente</text:span></text:p>
      <text:p text:style-name="P11"/>
      <text:p text:style-name="P2">Línea de Factura:<text:span text:style-name="T1"> ( C.P(num_</text:span><text:span text:style-name="T3">linea</text:span><text:span text:style-name="T1">) ) </text:span><text:span text:style-name="T13">Modificable</text:span></text:p>
      <text:p text:style-name="P11">C.P:</text:p>
      <text:p text:style-name="P11">C.Aj<text:span text:style-name="T1">:</text:span></text:p>
      <text:p text:style-name="P11"><text:span text:style-name="T24">V.N.N:</text:span></text:p>
      <text:p text:style-name="P11"/>
      <text:p text:style-name="P5">Contenido Audiovisual: <text:span text:style-name="T1">( género, fecha_estreno,duración, titulo,</text:span></text:p>
      <text:p text:style-name="P3">c<text:span text:style-name="T15">od_</text:span>tarifa , descripción, <text:span text:style-name="T16">valoración_media</text:span>, nombre_directo<text:span text:style-name="T15">r,version_idioma</text:span> )</text:p>
      <text:p text:style-name="P13">C.P: <text:span text:style-name="T2">id</text:span></text:p>
      <text:p text:style-name="P11">C.Aj<text:span text:style-name="T1">: </text:span><text:span text:style-name="T8">cod_tarifa → Tarifa(</text:span><text:span text:style-name="T10">precio</text:span><text:span text:style-name="T8">)</text:span></text:p>
      <text:p text:style-name="P11"><text:span text:style-name="T24">V.N.N:</text:span><text:span text:style-name="T8">precio_tarifa</text:span></text:p>
      <text:p text:style-name="P7"><text:span text:style-name="T13">Modificable</text:span></text:p>
      <text:p text:style-name="P7"><text:span text:style-name="T13"/></text:p>
      <text:p text:style-name="P23">Tarifa:</text:p>
      <text:p text:style-name="P12">C.P:<text:span text:style-name="T7">precio</text:span></text:p>
      <text:p text:style-name="P24"/>
      <text:p text:style-name="P23">Actor:<text:span text:style-name="T7">(nombre,apellidos)</text:span></text:p>
      <text:p text:style-name="P12">C.P:<text:span text:style-name="T7">dni</text:span></text:p>
      <text:p text:style-name="P27">V.N.N:<text:span text:style-name="T1">nombre y apellidos</text:span></text:p>
      <text:p text:style-name="P27"/>
      <text:p text:style-name="P26">Actuación_ContenAudiovi:<text:span text:style-name="T1">()</text:span></text:p>
      <text:p text:style-name="P12">C.P:<text:span text:style-name="T7">dni y id</text:span></text:p>
      <text:p text:style-name="P12">C.Aj<text:span text:style-name="T1">: </text:span><text:span text:style-name="T7">id_contenido → Contenido Audiovisual(id) y dni_actor → Actor(dni)</text:span></text:p>
      <text:p text:style-name="P26"><text:span text:style-name="T1"/></text:p>
      <text:p text:style-name="P25"/>
      <text:p text:style-name="P4"><text:span text:style-name="T12">Aclaración: valoración_media→ Valoración de todos los usuarios</text:span> </text:p>
      <text:p text:style-name="P3"/>
      <text:p text:style-name="P3"/>
      <text:p text:style-name="P3"/>
      <text:p text:style-name="P2">Almac<text:span text:style-name="T16">é</text:span>n<text:span text:style-name="T1">: (C.P(id_cliente, id) cobrado,valoración, C.Aj(Cj.idCliente)→ Clientes(id_cliente),</text:span></text:p>
      <text:p text:style-name="P3">C.Aj(Cj.Id)→ Contenido Audiovisual(id) )</text:p>
      <text:p text:style-name="P11"><text:soft-page-break/>C.P:</text:p>
      <text:p text:style-name="P11">C.Aj<text:span text:style-name="T1">:</text:span></text:p>
      <text:p text:style-name="P11"><text:span text:style-name="T24">V.N.N:</text:span><text:span text:style-name="T1"> </text:span></text:p>
      <text:p text:style-name="P4"><text:span text:style-name="T12">Aclaración: valoración→ Valoración de cada usuario</text:span></text:p>
      <text:p text:style-name="P3"/>
      <text:p text:style-name="P22"><text:span text:style-name="T1">Las entidades <text:s/></text:span>Película, Capítulos y Corto<text:span text:style-name="T1"> heredan de la super clase </text:span></text:p>
      <text:p text:style-name="P22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9">C.P: <text:span text:style-name="T1">id</text:span></text:p>
      <text:p text:style-name="P9">C.Aj<text:span text:style-name="T1">: id_conteAudio → Contenido Audiovisual( id)</text:span></text:p>
      <text:p text:style-name="P20">V.N.N:<text:span text:style-name="T1"> </text:span><text:span text:style-name="T2">disponible_hasta</text:span></text:p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 <text:s/></text:span><text:span text:style-name="T13">Modificable</text:span></text:p>
      <text:p text:style-name="P9">C.P: <text:span text:style-name="T1">id</text:span></text:p>
      <text:p text:style-name="P9">C.Aj<text:span text:style-name="T1">: id_conteAudio → Contenido Audiovisual( id)</text:span></text:p>
      <text:p text:style-name="P9">C.Aj<text:span text:style-name="T1">: </text:span><text:span text:style-name="T4">titulo_Serie</text:span><text:span text:style-name="T1"> → Serie ( </text:span><text:span text:style-name="T2">título</text:span><text:span text:style-name="T1">)</text:span></text:p>
      <text:p text:style-name="P19">V.N.N<text:span text:style-name="T1">: temporada </text:span><text:span text:style-name="T8">y </text:span><text:span text:style-name="T4">titulo_Serie</text:span><text:span text:style-name="T9"> </text:span></text:p>
      <text:p text:style-name="P9"><text:span text:style-name="T1"/></text:p>
      <text:p text:style-name="P2">Serie: <text:span text:style-name="T1">()</text:span></text:p>
      <text:p text:style-name="P9">C.P<text:span text:style-name="T1">: id y <text:s/></text:span><text:span text:style-name="T2">título</text:span></text:p>
      <text:p text:style-name="P9"><text:span text:style-name="T17">C.Aj:</text:span><text:span text:style-name="T2"> id_conteAudio → Contenido Audiovisual( id)</text:span></text:p>
      <text:p text:style-name="P2"><text:span text:style-name="T1"/></text:p>
      <text:p text:style-name="P2">Corto: <text:span text:style-name="T1">() </text:span></text:p>
      <text:p text:style-name="P10">C.P: <text:span text:style-name="T1">id</text:span></text:p>
      <text:p text:style-name="P10">C.Aj<text:span text:style-name="T1">: id_conteAudio → Contenido Audiovisual( id)</text:span></text:p>
      <text:p text:style-name="P1"><text:span text:style-name="T2"/></text:p>
      <text:p text:style-name="P2"/>
      <text:p text:style-name="P2"/>
      <text:p text:style-name="P2"/>
      <text:p text:style-name="P2"/>
      <text:p text:style-name="P1"><text:s/>Colonias(C.P (Numero),Capacidad,Nombre, C.Aj (Cpd.comarca)→Comarca (Codigo_Comarca) no null and unique ←Entidad débil de identificación) </text:p>
      <text:p text:style-name="P1"/>
      <text:p text:style-name="P1">-Ninyos(C.P (Codigo_Ninyos),<text:span text:style-name="T14">Apellido</text:span>,Nombre, C.Aj (cod.comarca)→ Comarca(Codigo_Comarca) no null and unique ← Entidad débil de identificación) </text:p>
      <text:p text:style-name="P1"/>
      <text:p text:style-name="P1">-Comarca(C.P (Codigo_Comarca), NumeroHabitantes,Superficie) </text:p>
      <text:p text:style-name="P1"/>
      <text:p text:style-name="P1">-Cantidad_Alojada(C.P (Numero,Codigo_Ninyo), Cantidad, C.Aj (numero)→ Colonias(Numero), C.Aj (cod_ninyo)→ Ninyos(Codigo_Ninyos)) </text:p>
      <text:p text:style-name="P1"/>
      <text:p text:style-name="P1">-Actividades(C.P (Tipo_Actividad)) </text:p>
      <text:p text:style-name="P1"/>
      <text:p text:style-name="P1">-Calificacion(C.P (Tipo_Actividad,Numero), Calificacion_Numerica, C.Aj (tipo)→ Actividades(Tipo_Actividad), C.Aj (numero)→ Colonias(Numero)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17:21:33.377098544</dc:date>
    <meta:editing-duration>PT48M3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65" meta:word-count="252" meta:character-count="2455" meta:non-whitespace-character-count="2252"/>
  </office:meta>
</office:document-meta>
</file>